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1.3125in" style:rel-column-width="10921*"/>
    </style:style>
    <style:style style:name="Table1.F" style:family="table-column">
      <style:table-column-properties style:column-width="1.3132in" style:rel-column-width="109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t" fo:country="BR" officeooo:rsid="00180a7f" officeooo:paragraph-rsid="00180a7f"/>
    </style:style>
    <style:style style:name="P2" style:family="paragraph" style:parent-style-name="Standard">
      <style:text-properties fo:language="pt" fo:country="BR" officeooo:rsid="001cb62a" officeooo:paragraph-rsid="001cb62a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language="pt" fo:country="BR" officeooo:rsid="001da5e2" officeooo:paragraph-rsid="001da5e2"/>
    </style:style>
    <style:style style:name="P6" style:family="paragraph" style:parent-style-name="Standard">
      <style:text-properties fo:language="pt" fo:country="BR" officeooo:rsid="001da5e2" officeooo:paragraph-rsid="003433fd"/>
    </style:style>
    <style:style style:name="P7" style:family="paragraph" style:parent-style-name="Standard">
      <style:text-properties fo:language="pt" fo:country="BR" officeooo:rsid="00180a7f" officeooo:paragraph-rsid="00283164"/>
    </style:style>
    <style:style style:name="P8" style:family="paragraph" style:parent-style-name="Standard">
      <style:text-properties fo:language="pt" fo:country="BR" officeooo:rsid="001cb62a" officeooo:paragraph-rsid="00283164"/>
    </style:style>
    <style:style style:name="P9" style:family="paragraph" style:parent-style-name="Standard">
      <style:text-properties fo:language="pt" fo:country="BR" officeooo:rsid="001cb62a" officeooo:paragraph-rsid="002f9e81"/>
    </style:style>
    <style:style style:name="P10" style:family="paragraph" style:parent-style-name="Standard">
      <style:text-properties officeooo:paragraph-rsid="00180a7f"/>
    </style:style>
    <style:style style:name="P11" style:family="paragraph" style:parent-style-name="Standard">
      <style:text-properties officeooo:paragraph-rsid="0025735a"/>
    </style:style>
    <style:style style:name="P12" style:family="paragraph" style:parent-style-name="Standard">
      <style:text-properties officeooo:paragraph-rsid="002f9e81"/>
    </style:style>
    <style:style style:name="P13" style:family="paragraph" style:parent-style-name="Standard">
      <style:text-properties officeooo:rsid="001cb62a" officeooo:paragraph-rsid="00316a20"/>
    </style:style>
    <style:style style:name="P14" style:family="paragraph" style:parent-style-name="Heading_20_3">
      <style:text-properties fo:language="pt" fo:country="BR" officeooo:rsid="00180a7f"/>
    </style:style>
    <style:style style:name="P15" style:family="paragraph" style:parent-style-name="Heading_20_3">
      <style:text-properties officeooo:rsid="00180a7f"/>
    </style:style>
    <style:style style:name="P16" style:family="paragraph" style:parent-style-name="Heading_20_3">
      <style:text-properties officeooo:rsid="001cb62a"/>
    </style:style>
    <style:style style:name="P17" style:family="paragraph" style:parent-style-name="Table_20_Contents">
      <style:text-properties fo:font-size="10.5pt" fo:font-weight="bold" officeooo:rsid="001da5e2" officeooo:paragraph-rsid="001da5e2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fo:font-weight="bold" officeooo:rsid="001da5e2" officeooo:paragraph-rsid="001da5e2" style:font-weight-asian="bold" style:font-weight-complex="bold"/>
    </style:style>
    <style:style style:name="P19" style:family="paragraph" style:parent-style-name="Table_20_Contents">
      <style:text-properties officeooo:rsid="001da5e2" officeooo:paragraph-rsid="001da5e2"/>
    </style:style>
    <style:style style:name="T1" style:family="text">
      <style:text-properties officeooo:rsid="00180a7f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aedad"/>
    </style:style>
    <style:style style:name="T4" style:family="text">
      <style:text-properties fo:language="pt" fo:country="BR" officeooo:rsid="00180a7f"/>
    </style:style>
    <style:style style:name="T5" style:family="text">
      <style:text-properties fo:language="pt" fo:country="BR" officeooo:rsid="0019e6ed"/>
    </style:style>
    <style:style style:name="T6" style:family="text">
      <style:text-properties fo:language="pt" fo:country="BR" officeooo:rsid="00220b95"/>
    </style:style>
    <style:style style:name="T7" style:family="text">
      <style:text-properties fo:language="pt" fo:country="BR" officeooo:rsid="002c381c"/>
    </style:style>
    <style:style style:name="T8" style:family="text">
      <style:text-properties fo:language="pt" fo:country="BR" officeooo:rsid="001da5e2"/>
    </style:style>
    <style:style style:name="T9" style:family="text">
      <style:text-properties fo:language="pt" fo:country="BR" officeooo:rsid="003339e6"/>
    </style:style>
    <style:style style:name="T10" style:family="text">
      <style:text-properties officeooo:rsid="002a0f69"/>
    </style:style>
    <style:style style:name="T11" style:family="text">
      <style:text-properties officeooo:rsid="002a3aa0"/>
    </style:style>
    <style:style style:name="T12" style:family="text">
      <style:text-properties officeooo:rsid="00316a20"/>
    </style:style>
    <style:style style:name="T13" style:family="text">
      <style:text-properties officeooo:rsid="003433fd"/>
    </style:style>
    <style:style style:name="T14" style:family="text">
      <style:text-properties officeooo:rsid="0034c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E_<text:span text:style-name="T12">ELEVATOR_IPALLET</text:span></text:h>
      <text:p text:style-name="P7">Evitar a entrada do palete quando o elevador estiver em uma posição que não seja a mais baixa.</text:p>
      <text:p text:style-name="P8">Evitar subir o elevador sem que haja um palete nele.</text:p>
      <text:p text:style-name="P1"/>
      <text:h text:style-name="P15" text:outline-level="3">E_<text:span text:style-name="T12">FLOOR_IBOX</text:span></text:h>
      <text:p text:style-name="P10"><text:span text:style-name="T4">Evitar a entrada de uma caixa </text:span><text:span text:style-name="T9">enquanto a anterior ainda não foi processada.</text:span></text:p>
      <text:p text:style-name="P11"><text:span text:style-name="T4">Evitar </text:span><text:span text:style-name="T6">fechar</text:span><text:span text:style-name="T5"> a porta retrátil sem uma caixa </text:span><text:span text:style-name="T3">no buffer de entrada das caixas.</text:span></text:p>
      <text:p text:style-name="P2"/>
      <text:h text:style-name="P16" text:outline-level="3">E<text:span text:style-name="T10">_</text:span><text:span text:style-name="T12">FITTER_FLOOR</text:span></text:h>
      <text:p text:style-name="P9">Evitar <text:span text:style-name="T11">abrir</text:span> a porta retrátil sem fixar a caixa.</text:p>
      <text:p text:style-name="P12"><text:span text:style-name="T7">Evitar fechar a porta com o fixador ativado.</text:span></text:p>
      <text:p text:style-name="P13"><text:span text:style-name="T2">Evitar fixar uma caixa </text:span><text:span text:style-name="T8">sem uma caixa.</text:span></text:p>
      <text:p text:style-name="P2"/>
      <text:h text:style-name="P16" text:outline-level="3">E<text:span text:style-name="T10">_</text:span><text:span text:style-name="T12">ELEVATOR_FLOOR</text:span></text:h>
      <text:p text:style-name="P5">Evitar que o elevador desça até o nível mais baixo sem que ele esteja carregando 3 andares de caixas.</text:p>
      <text:p text:style-name="P5"/>
      <text:h text:style-name="Heading_20_3" text:outline-level="3"><text:span text:style-name="T13">E_ELEVATOR</text:span></text:h>
      <text:p text:style-name="P6"><text:span text:style-name="T13">Evitar que o elevador se mova para a mesma posição que ele </text:span><text:span text:style-name="T14">ocupa.</text:span>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7">INPUT_BOX</text:p>
          </table:table-cell>
          <table:table-cell table:style-name="Table1.A1" office:value-type="string">
            <text:p text:style-name="P17">INPUT_PALLET</text:p>
          </table:table-cell>
          <table:table-cell table:style-name="Table1.A1" office:value-type="string">
            <text:p text:style-name="P17">ELEVATOR</text:p>
          </table:table-cell>
          <table:table-cell table:style-name="Table1.A1" office:value-type="string">
            <text:p text:style-name="P17">RET_FLOOR</text:p>
          </table:table-cell>
          <table:table-cell table:style-name="Table1.F1" office:value-type="string">
            <text:p text:style-name="P17">BOX_FITTER</text:p>
          </table:table-cell>
        </table:table-row>
        <table:table-row>
          <table:table-cell table:style-name="Table1.A2" office:value-type="string">
            <text:p text:style-name="P18">E0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E1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X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E2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X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E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E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X</text:p>
          </table:table-cell>
          <table:table-cell table:style-name="Table1.F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8">E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9">X</text:p>
          </table:table-cell>
          <table:table-cell table:style-name="Table1.F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18">E6</text:p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>X</text:p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9">X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1563in" fo:margin-right="0.236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M53S</meta:editing-duration>
    <meta:editing-cycles>27</meta:editing-cycles>
    <meta:generator>LibreOffice/3.6$Windows_x86 LibreOffice_project/f969faf-c24b504-8c77064-174276e-40b382</meta:generator>
    <dc:date>2013-05-18T17:53:38.03</dc:date>
    <meta:document-statistic meta:table-count="1" meta:image-count="0" meta:object-count="0" meta:page-count="1" meta:paragraph-count="41" meta:word-count="143" meta:character-count="740" meta:non-whitespace-character-count="638"/>
    <meta:user-defined meta:name="Info 1"/>
    <meta:user-defined meta:name="Info 2"/>
    <meta:user-defined meta:name="Info 3"/>
    <meta:user-defined meta:name="Info 4"/>
  </office:meta>
</office:document-meta>
</file>